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a1a1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e0000" fo:min-height="0.45cm" loext:decorative="false"/>
    </style:style>
    <style:style style:name="gr2" style:family="graphic" style:parent-style-name="standard">
      <style:graphic-properties draw:stroke="none" draw:fill="solid" draw:fill-color="#ee0000" fo:min-height="0cm" loext:decorative="false"/>
    </style:style>
    <style:style style:name="gr3" style:family="graphic" style:parent-style-name="standard">
      <style:graphic-properties draw:stroke="none" draw:fill="none" fo:min-height="0.6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5.25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3.2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45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draw:fill="solid" draw:fill-color="#ee0000" fo:min-height="0.25cm" loext:decorative="false"/>
    </style:style>
    <style:style style:name="gr9" style:family="graphic" style:parent-style-name="standard">
      <style:graphic-properties draw:stroke="none" draw:fill="none" fo:min-height="2.65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3.3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2d2d2d" fo:min-height="13.3cm" loext:decorative="false"/>
      <style:paragraph-properties style:writing-mode="lr-tb"/>
    </style:style>
    <style:style style:name="pr1" style:family="presentation" style:parent-style-name="RHEL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solid" draw:fill-color="#ee0000"/>
    </style:style>
    <style:style style:name="P2" style:family="paragraph">
      <style:paragraph-properties fo:margin-top="0cm" fo:margin-bottom="0cm" fo:text-align="left"/>
    </style:style>
    <style:style style:name="P3" style:family="paragraph">
      <loext:graphic-properties draw:fill="none"/>
    </style:style>
    <style:style style:name="P4" style:family="paragraph">
      <style:paragraph-properties fo:margin-top="0.12cm" fo:margin-bottom="0cm" fo:text-align="left"/>
    </style:style>
    <style:style style:name="P5" style:family="paragraph">
      <loext:graphic-properties draw:fill-color="#ffffff"/>
    </style:style>
    <style:style style:name="P6" style:family="paragraph">
      <style:paragraph-properties fo:margin-top="0.18cm" fo:margin-bottom="0cm" fo:text-align="left"/>
    </style:style>
    <style:style style:name="P7" style:family="paragraph">
      <loext:graphic-properties draw:fill="solid" draw:fill-color="#2d2d2d"/>
    </style:style>
    <style:style style:name="T1" style:family="text">
      <style:text-properties fo:color="#888888" loext:opacity="100%" style:font-name="Liberation Sans" fo:font-size="16pt"/>
    </style:style>
    <style:style style:name="T2" style:family="text">
      <style:text-properties fo:color="#ee0000" loext:opacity="100%" style:font-name="Liberation Sans" fo:font-size="48pt" fo:font-weight="bold"/>
    </style:style>
    <style:style style:name="T3" style:family="text">
      <style:text-properties fo:color="#f0f0f0" loext:opacity="100%" style:font-name="Liberation Sans" fo:font-size="18pt"/>
    </style:style>
    <style:style style:name="T4" style:family="text">
      <style:text-properties fo:color="#888888" loext:opacity="100%" style:font-name="Liberation Sans" fo:font-size="12pt"/>
    </style:style>
    <style:style style:name="T5" style:family="text">
      <style:text-properties fo:color="#ee0000" loext:opacity="100%" style:font-name="Liberation Sans" fo:font-size="32pt" fo:font-weight="bold"/>
    </style:style>
    <style:style style:name="T6" style:family="text">
      <style:text-properties fo:color="#f0f0f0" loext:opacity="100%" style:font-name="Liberation Sans" fo:font-size="17pt"/>
    </style:style>
    <style:style style:name="T7" style:family="text">
      <style:text-properties fo:color="#f8f8f2" loext:opacity="100%" style:font-name="Liberation Mono" fo:font-size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RHEL" presentation:presentation-page-layout-name="AL1T0">
        <draw:frame draw:style-name="gr1" draw:text-style-name="P1" draw:layer="layout" svg:width="33.87cm" svg:height="0.7cm" svg:x="0cm" svg:y="0cm">
          <draw:text-box>
            <text:p/>
          </draw:text-box>
        </draw:frame>
        <draw:frame draw:style-name="gr2" draw:text-style-name="P1" draw:layer="layout" svg:width="33.87cm" svg:height="0.12cm" svg:x="0cm" svg:y="18.93cm">
          <draw:text-box>
            <text:p/>
          </draw:text-box>
        </draw:frame>
        <draw:frame draw:style-name="gr3" draw:text-style-name="P3" draw:layer="layout" svg:width="31.87cm" svg:height="0.9cm" svg:x="1cm" svg:y="1.1cm">
          <draw:text-box>
            <text:p text:style-name="P2"><text:span text:style-name="T1">TRACK 1 — GETTING STARTED</text:span></text:p>
          </draw:text-box>
        </draw:frame>
        <draw:frame draw:style-name="gr4" draw:text-style-name="P3" draw:layer="layout" svg:width="31.87cm" svg:height="5.5cm" svg:x="1cm" svg:y="2.3cm">
          <draw:text-box>
            <text:p text:style-name="P2"><text:span text:style-name="T2">Getting Help — man, --help, apropos</text:span></text:p>
          </draw:text-box>
        </draw:frame>
        <draw:frame draw:style-name="gr5" draw:text-style-name="P3" draw:layer="layout" svg:width="31.87cm" svg:height="3.5cm" svg:x="1cm" svg:y="8.8cm">
          <draw:text-box>
            <text:p text:style-name="P4"><text:span text:style-name="T3">One of the most important skills on any Linux system is knowing how to find answers without leaving the terminal. Resource: Notes The Linux man-pages project: Upstream source for all Linux man pages</text:span></text:p>
          </draw:text-box>
        </draw:frame>
        <draw:frame draw:style-name="gr6" draw:text-style-name="P3" draw:layer="layout" svg:width="31.87cm" svg:height="0.725cm" svg:x="1cm" svg:y="17.8cm">
          <draw:text-box>
            <text:p text:style-name="P2"><text:span text:style-name="T4">01-getting-started/help-system.md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HEL">
        <draw:frame draw:style-name="gr8" draw:text-style-name="P1" draw:layer="layout" svg:width="33.87cm" svg:height="0.5cm" svg:x="0cm" svg:y="0cm">
          <draw:text-box>
            <text:p/>
          </draw:text-box>
        </draw:frame>
        <draw:frame draw:style-name="gr9" draw:text-style-name="P3" draw:layer="layout" svg:width="31.87cm" svg:height="2.9cm" svg:x="1cm" svg:y="0.62cm">
          <draw:text-box>
            <text:p text:style-name="P2"><text:span text:style-name="T5">Objectives — What You Will Learn</text:span></text:p>
          </draw:text-box>
        </draw:frame>
        <draw:frame draw:style-name="gr10" draw:text-style-name="P3" draw:layer="layout" svg:width="31.87cm" svg:height="13.55cm" svg:x="1cm" svg:y="4cm">
          <draw:text-box>
            <text:p text:style-name="P6"><text:span text:style-name="T6">▶ The --help flag</text:span></text:p>
            <text:p text:style-name="P6"><text:span text:style-name="T6">▶ man pages</text:span></text:p>
            <text:p text:style-name="P6"><text:span text:style-name="T6">▶ apropos — search by keyword</text:span></text:p>
            <text:p text:style-name="P6"><text:span text:style-name="T6">▶ info pages</text:span></text:p>
            <text:p text:style-name="P6"><text:span text:style-name="T6">▶ /usr/share/doc</text:span></text:p>
            <text:p text:style-name="P6"><text:span text:style-name="T6">▶ Online resources (official)</text:span></text:p>
            <text:p text:style-name="P6"><text:span text:style-name="T6">▶ Quick reference: help command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HEL">
        <draw:frame draw:style-name="gr8" draw:text-style-name="P1" draw:layer="layout" svg:width="33.87cm" svg:height="0.5cm" svg:x="0cm" svg:y="0cm">
          <draw:text-box>
            <text:p/>
          </draw:text-box>
        </draw:frame>
        <draw:frame draw:style-name="gr9" draw:text-style-name="P3" draw:layer="layout" svg:width="31.87cm" svg:height="2.9cm" svg:x="1cm" svg:y="0.62cm">
          <draw:text-box>
            <text:p text:style-name="P2"><text:span text:style-name="T5">The --help flag</text:span></text:p>
          </draw:text-box>
        </draw:frame>
        <draw:frame draw:style-name="gr10" draw:text-style-name="P3" draw:layer="layout" svg:width="15.735cm" svg:height="13.55cm" svg:x="1cm" svg:y="4cm">
          <draw:text-box>
            <text:p text:style-name="P6"><text:span text:style-name="T6">• Almost every command accepts --help. It shows a short summary of options.</text:span></text:p>
            <text:p text:style-name="P6"><text:span text:style-name="T6">• Use --help when you just need a quick reminder of a flag.</text:span></text:p>
          </draw:text-box>
        </draw:frame>
        <draw:frame draw:style-name="gr11" draw:text-style-name="P7" draw:layer="layout" svg:width="15.735cm" svg:height="13.55cm" svg:x="17.135cm" svg:y="4cm">
          <draw:text-box>
            <text:p text:style-name="P2"><text:span text:style-name="T7">ls --help dnf --help systemctl --help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HEL">
        <draw:frame draw:style-name="gr8" draw:text-style-name="P1" draw:layer="layout" svg:width="33.87cm" svg:height="0.5cm" svg:x="0cm" svg:y="0cm">
          <draw:text-box>
            <text:p/>
          </draw:text-box>
        </draw:frame>
        <draw:frame draw:style-name="gr9" draw:text-style-name="P3" draw:layer="layout" svg:width="31.87cm" svg:height="2.9cm" svg:x="1cm" svg:y="0.62cm">
          <draw:text-box>
            <text:p text:style-name="P2"><text:span text:style-name="T5">man pages</text:span></text:p>
          </draw:text-box>
        </draw:frame>
        <draw:frame draw:style-name="gr10" draw:text-style-name="P3" draw:layer="layout" svg:width="15.735cm" svg:height="13.55cm" svg:x="1cm" svg:y="4cm">
          <draw:text-box>
            <text:p text:style-name="P6"><text:span text:style-name="T6">• man (manual) provides the full reference documentation for commands, config</text:span></text:p>
            <text:p text:style-name="P6"><text:span text:style-name="T6">• files, and system calls.</text:span></text:p>
          </draw:text-box>
        </draw:frame>
        <draw:frame draw:style-name="gr11" draw:text-style-name="P7" draw:layer="layout" svg:width="15.735cm" svg:height="13.55cm" svg:x="17.135cm" svg:y="4cm">
          <draw:text-box>
            <text:p text:style-name="P2"><text:span text:style-name="T7">man ls man dnf man 5 fstab # section 5 = file formats man 8 firewalld # section 8 = sysadmin command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HEL">
        <draw:frame draw:style-name="gr8" draw:text-style-name="P1" draw:layer="layout" svg:width="33.87cm" svg:height="0.5cm" svg:x="0cm" svg:y="0cm">
          <draw:text-box>
            <text:p/>
          </draw:text-box>
        </draw:frame>
        <draw:frame draw:style-name="gr9" draw:text-style-name="P3" draw:layer="layout" svg:width="31.87cm" svg:height="2.9cm" svg:x="1cm" svg:y="0.62cm">
          <draw:text-box>
            <text:p text:style-name="P2"><text:span text:style-name="T5">apropos — search by keyword</text:span></text:p>
          </draw:text-box>
        </draw:frame>
        <draw:frame draw:style-name="gr10" draw:text-style-name="P3" draw:layer="layout" svg:width="15.735cm" svg:height="13.55cm" svg:x="1cm" svg:y="4cm">
          <draw:text-box>
            <text:p text:style-name="P6"><text:span text:style-name="T6">• If you don't know the command name, apropos searches man page descriptions:</text:span></text:p>
            <text:p text:style-name="P6"><text:span text:style-name="T6">• 💡 Update the man database</text:span></text:p>
            <text:p text:style-name="P6"><text:span text:style-name="T6">• If apropos returns nothing useful, update its index:</text:span></text:p>
            <text:p text:style-name="P6"><text:span text:style-name="T6">• `bash</text:span></text:p>
            <text:p text:style-name="P6"><text:span text:style-name="T6">• sudo mandb</text:span></text:p>
            <text:p text:style-name="P6"><text:span text:style-name="T6">• `</text:span></text:p>
          </draw:text-box>
        </draw:frame>
        <draw:frame draw:style-name="gr11" draw:text-style-name="P7" draw:layer="layout" svg:width="15.735cm" svg:height="13.55cm" svg:x="17.135cm" svg:y="4cm">
          <draw:text-box>
            <text:p text:style-name="P2"><text:span text:style-name="T7">apropos firewall apropos "network interface"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HEL">
        <draw:frame draw:style-name="gr8" draw:text-style-name="P1" draw:layer="layout" svg:width="33.87cm" svg:height="0.5cm" svg:x="0cm" svg:y="0cm">
          <draw:text-box>
            <text:p/>
          </draw:text-box>
        </draw:frame>
        <draw:frame draw:style-name="gr9" draw:text-style-name="P3" draw:layer="layout" svg:width="31.87cm" svg:height="2.9cm" svg:x="1cm" svg:y="0.62cm">
          <draw:text-box>
            <text:p text:style-name="P2"><text:span text:style-name="T5">info pages</text:span></text:p>
          </draw:text-box>
        </draw:frame>
        <draw:frame draw:style-name="gr10" draw:text-style-name="P3" draw:layer="layout" svg:width="15.735cm" svg:height="13.55cm" svg:x="1cm" svg:y="4cm">
          <draw:text-box>
            <text:p text:style-name="P6"><text:span text:style-name="T6">• Some GNU tools have richer documentation in info format:</text:span></text:p>
          </draw:text-box>
        </draw:frame>
        <draw:frame draw:style-name="gr11" draw:text-style-name="P7" draw:layer="layout" svg:width="15.735cm" svg:height="13.55cm" svg:x="17.135cm" svg:y="4cm">
          <draw:text-box>
            <text:p text:style-name="P2"><text:span text:style-name="T7">info coreutils info bash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HEL">
        <draw:frame draw:style-name="gr8" draw:text-style-name="P1" draw:layer="layout" svg:width="33.87cm" svg:height="0.5cm" svg:x="0cm" svg:y="0cm">
          <draw:text-box>
            <text:p/>
          </draw:text-box>
        </draw:frame>
        <draw:frame draw:style-name="gr9" draw:text-style-name="P3" draw:layer="layout" svg:width="31.87cm" svg:height="2.9cm" svg:x="1cm" svg:y="0.62cm">
          <draw:text-box>
            <text:p text:style-name="P2"><text:span text:style-name="T5">/usr/share/doc</text:span></text:p>
          </draw:text-box>
        </draw:frame>
        <draw:frame draw:style-name="gr10" draw:text-style-name="P3" draw:layer="layout" svg:width="15.735cm" svg:height="13.55cm" svg:x="1cm" svg:y="4cm">
          <draw:text-box>
            <text:p text:style-name="P6"><text:span text:style-name="T6">• Package documentation (changelogs, examples, READMEs) lives here:</text:span></text:p>
          </draw:text-box>
        </draw:frame>
        <draw:frame draw:style-name="gr11" draw:text-style-name="P7" draw:layer="layout" svg:width="15.735cm" svg:height="13.55cm" svg:x="17.135cm" svg:y="4cm">
          <draw:text-box>
            <text:p text:style-name="P2"><text:span text:style-name="T7">ls /usr/share/doc/ ls /usr/share/doc/bash/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HEL">
        <draw:frame draw:style-name="gr8" draw:text-style-name="P1" draw:layer="layout" svg:width="33.87cm" svg:height="0.5cm" svg:x="0cm" svg:y="0cm">
          <draw:text-box>
            <text:p/>
          </draw:text-box>
        </draw:frame>
        <draw:frame draw:style-name="gr9" draw:text-style-name="P3" draw:layer="layout" svg:width="31.87cm" svg:height="2.9cm" svg:x="1cm" svg:y="0.62cm">
          <draw:text-box>
            <text:p text:style-name="P2"><text:span text:style-name="T5">Online resources (official)</text:span></text:p>
          </draw:text-box>
        </draw:frame>
        <draw:frame draw:style-name="gr10" draw:text-style-name="P3" draw:layer="layout" svg:width="31.87cm" svg:height="13.55cm" svg:x="1cm" svg:y="4cm">
          <draw:text-box>
            <text:p text:style-name="P6"><text:span text:style-name="T6">• Resource: URL</text:span></text:p>
            <text:p text:style-name="P6"><text:span text:style-name="T6">• RHEL 10 documentation: https://docs.redhat.com/en/documentation/red_hat_enterprise_linux/10</text:span></text:p>
            <text:p text:style-name="P6"><text:span text:style-name="T6">• Red Hat Knowledgebase: https://access.redhat.com/solutions</text:span></text:p>
            <text:p text:style-name="P6"><text:span text:style-name="T6">• Package search: https://access.redhat.com/package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HEL">
        <draw:frame draw:style-name="gr8" draw:text-style-name="P1" draw:layer="layout" svg:width="33.87cm" svg:height="0.5cm" svg:x="0cm" svg:y="0cm">
          <draw:text-box>
            <text:p/>
          </draw:text-box>
        </draw:frame>
        <draw:frame draw:style-name="gr9" draw:text-style-name="P3" draw:layer="layout" svg:width="31.87cm" svg:height="2.9cm" svg:x="1cm" svg:y="0.62cm">
          <draw:text-box>
            <text:p text:style-name="P2"><text:span text:style-name="T5">Quick reference: help commands</text:span></text:p>
          </draw:text-box>
        </draw:frame>
        <draw:frame draw:style-name="gr11" draw:text-style-name="P7" draw:layer="layout" svg:width="31.87cm" svg:height="13.55cm" svg:x="1cm" svg:y="4cm">
          <draw:text-box>
            <text:p text:style-name="P2"><text:span text:style-name="T7"># Short help ls --help </text:span></text:p>
            <text:p text:style-name="P2"><text:span text:style-name="T7"># Full manual man ls </text:span></text:p>
            <text:p text:style-name="P2"><text:span text:style-name="T7"># Config file format man 5 fstab </text:span></text:p>
            <text:p text:style-name="P2"><text:span text:style-name="T7"># Search all man pages by keyword apropos partition </text:span></text:p>
            <text:p text:style-name="P2"><text:span text:style-name="T7"># Find which package provides a command dnf provides /usr/bin/s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HEL">
        <draw:frame draw:style-name="gr8" draw:text-style-name="P1" draw:layer="layout" svg:width="33.87cm" svg:height="0.5cm" svg:x="0cm" svg:y="0cm">
          <draw:text-box>
            <text:p/>
          </draw:text-box>
        </draw:frame>
        <draw:frame draw:style-name="gr9" draw:text-style-name="P3" draw:layer="layout" svg:width="31.87cm" svg:height="2.9cm" svg:x="1cm" svg:y="0.62cm">
          <draw:text-box>
            <text:p text:style-name="P2"><text:span text:style-name="T5">Summary — Getting Help — man, --help, apropos</text:span></text:p>
          </draw:text-box>
        </draw:frame>
        <draw:frame draw:style-name="gr10" draw:text-style-name="P3" draw:layer="layout" svg:width="31.87cm" svg:height="13.55cm" svg:x="1cm" svg:y="4cm">
          <draw:text-box>
            <text:p text:style-name="P6"><text:span text:style-name="T6">✓ The --help flag: Almost every command accepts --help. It shows a short summary of options.</text:span></text:p>
            <text:p text:style-name="P6"><text:span text:style-name="T6">✓ man pages: man (manual) provides the full reference documentation for commands, config</text:span></text:p>
            <text:p text:style-name="P6"><text:span text:style-name="T6">✓ apropos — search by keyword: If you don't know the command name, apropos searches man page descriptions:</text:span></text:p>
            <text:p text:style-name="P6"><text:span text:style-name="T6">✓ info pages: Some GNU tools have richer documentation in info format:</text:span></text:p>
            <text:p text:style-name="P6"><text:span text:style-name="T6">✓ /usr/share/doc: Package documentation (changelogs, examples, READMEs) lives here:</text:span></text:p>
            <text:p text:style-name="P6"><text:span text:style-name="T6">✓ Online resources (official): Resource: URL</text:span></text:p>
            <text:p text:style-name="P6"><text:span text:style-name="T6">✓ Quick reference: help command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HEL-background" style:family="presentation">
      <style:graphic-properties draw:stroke="none" draw:fill="none"/>
      <style:text-properties style:letter-kerning="true"/>
    </style:style>
    <style:style style:name="RH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E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EL-outline1" style:family="presentation">
      <style:graphic-properties draw:stroke="none" draw:fill="none" draw:auto-grow-height="false" draw:fit-to-size="false" style:shrink-to-fit="true">
        <text:list-style style:name="RH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EL-outline2" style:family="presentation" style:parent-style-name="RHEL-outline1">
      <style:paragraph-properties fo:margin-top="0.4cm" fo:margin-bottom="0cm"/>
      <style:text-properties fo:font-size="28pt" style:font-size-asian="28pt" style:font-size-complex="28pt"/>
    </style:style>
    <style:style style:name="RHEL-outline3" style:family="presentation" style:parent-style-name="RHEL-outline2">
      <style:paragraph-properties fo:margin-top="0.3cm" fo:margin-bottom="0cm"/>
      <style:text-properties fo:font-size="24pt" style:font-size-asian="24pt" style:font-size-complex="24pt"/>
    </style:style>
    <style:style style:name="RHEL-outline4" style:family="presentation" style:parent-style-name="RHEL-outline3">
      <style:paragraph-properties fo:margin-top="0.2cm" fo:margin-bottom="0cm"/>
      <style:text-properties fo:font-size="20pt" style:font-size-asian="20pt" style:font-size-complex="20pt"/>
    </style:style>
    <style:style style:name="RHEL-outline5" style:family="presentation" style:parent-style-name="RHEL-outline4">
      <style:paragraph-properties fo:margin-top="0.1cm" fo:margin-bottom="0cm"/>
      <style:text-properties fo:font-size="20pt" style:font-size-asian="20pt" style:font-size-complex="20pt"/>
    </style:style>
    <style:style style:name="RHEL-outline6" style:family="presentation" style:parent-style-name="RHEL-outline5">
      <style:paragraph-properties fo:margin-top="0.1cm" fo:margin-bottom="0cm"/>
      <style:text-properties fo:font-size="20pt" style:font-size-asian="20pt" style:font-size-complex="20pt"/>
    </style:style>
    <style:style style:name="RHEL-outline7" style:family="presentation" style:parent-style-name="RHEL-outline6">
      <style:paragraph-properties fo:margin-top="0.1cm" fo:margin-bottom="0cm"/>
      <style:text-properties fo:font-size="20pt" style:font-size-asian="20pt" style:font-size-complex="20pt"/>
    </style:style>
    <style:style style:name="RHEL-outline8" style:family="presentation" style:parent-style-name="RHEL-outline7">
      <style:paragraph-properties fo:margin-top="0.1cm" fo:margin-bottom="0cm"/>
      <style:text-properties fo:font-size="20pt" style:font-size-asian="20pt" style:font-size-complex="20pt"/>
    </style:style>
    <style:style style:name="RHEL-outline9" style:family="presentation" style:parent-style-name="RHEL-outline8">
      <style:paragraph-properties fo:margin-top="0.1cm" fo:margin-bottom="0cm"/>
      <style:text-properties fo:font-size="20pt" style:font-size-asian="20pt" style:font-size-complex="20pt"/>
    </style:style>
    <style:style style:name="RHEL-subtitle" style:family="presentation">
      <style:graphic-properties draw:stroke="none" draw:fill="none" draw:textarea-vertical-align="middle">
        <text:list-style style:name="RH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EL-title" style:family="presentation">
      <style:graphic-properties draw:stroke="none" draw:fill="none" draw:textarea-vertical-align="middle">
        <text:list-style style:name="RH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RH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RH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RH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EL-title" draw:layer="backgroundobjects" svg:width="30.482cm" svg:height="3.18cm" svg:x="1.693cm" svg:y="0.76cm" presentation:class="title" presentation:placeholder="true">
        <draw:text-box/>
      </draw:frame>
      <draw:frame presentation:style-name="RHEL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page-thumbnail presentation:style-name="RHEL-title" draw:layer="backgroundobjects" svg:width="19.798cm" svg:height="11.136cm" svg:x="0.6cm" svg:y="2.257cm" presentation:class="page"/>
        <draw:frame presentation:style-name="RHE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afbbd0df0edb6d40b450b0337ac646b0913a760c</meta:generator>
    <dc:date>2026-02-24T15:29:33.145757852</dc:date>
    <meta:editing-duration>PT1M21S</meta:editing-duration>
    <meta:editing-cycles>1</meta:editing-cycles>
    <meta:document-statistic meta:object-count="76"/>
  </office:meta>
</office:document-meta>
</file>